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toolpanel/"/>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40"/>
  <manifest:file-entry manifest:media-type=""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toolpanel/"/>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3" style:family="paragraph" style:parent-style-name="Text_20_body">
      <style:paragraph-properties fo:margin-left="0cm" fo:margin-right="0cm" fo:text-indent="0cm" style:auto-text-indent="false"/>
      <style:text-properties style:font-name="Times New Roman"/>
    </style:style>
    <style:style style:name="P4" style:family="paragraph" style:parent-style-name="Text_20_body">
      <style:paragraph-properties fo:margin-left="0cm" fo:margin-right="0cm" fo:text-indent="0cm" style:auto-text-indent="false"/>
      <style:text-properties fo:font-size="12pt" style:font-size-asian="12pt" style:font-size-complex="12pt"/>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Times New Roman"/>
    </style:style>
    <style:style style:name="P7" style:family="paragraph" style:parent-style-name="Text_20_body">
      <style:text-properties style:font-name="Times New Roman" fo:font-style="normal" style:font-style-asian="normal" style:font-style-complex="normal"/>
    </style:style>
    <style:style style:name="P8" style:family="paragraph" style:parent-style-name="Heading">
      <style:paragraph-properties fo:text-align="center" style:justify-single-word="false"/>
    </style:style>
    <style:style style:name="P9" style:family="paragraph" style:parent-style-name="Text_20_body">
      <style:paragraph-properties fo:margin-left="1.085cm" fo:margin-right="1.746cm" fo:text-indent="0cm" style:auto-text-indent="false"/>
      <style:text-properties fo:font-size="11pt" style:font-size-asian="11pt" style:font-size-complex="11pt"/>
    </style:style>
    <style:style style:name="P10" style:family="paragraph" style:parent-style-name="Text_20_body" style:list-style-name="L1"/>
    <style:style style:name="P11" style:family="paragraph" style:parent-style-name="Text_20_body" style:list-style-name="ABC"/>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text-properties style:font-name="Times New Roman"/>
    </style:style>
    <style:style style:name="P15" style:family="paragraph" style:parent-style-name="Text_20_body" style:list-style-name="L2">
      <style:paragraph-properties fo:margin-left="0cm" fo:margin-right="0cm" fo:text-indent="0cm" style:auto-text-indent="false"/>
    </style:style>
    <style:style style:name="P16" style:family="paragraph" style:parent-style-name="Heading_20_1">
      <style:text-properties style:font-name="Times New Roman"/>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fo:font-style="normal" fo:font-weight="normal" style:font-style-asian="normal" style:font-weight-asian="normal" style:font-style-complex="normal" style:font-weight-complex="normal"/>
    </style:style>
    <style:style style:name="T4" style:family="text">
      <style:text-properties style:font-name="Times New Roman1" fo:font-style="italic" fo:font-weight="normal" style:font-style-asian="italic" style:font-weight-asian="normal" style:font-style-complex="italic" style:font-weight-complex="normal"/>
    </style:style>
    <style:style style:name="T5"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1" fo:font-size="12pt" fo:font-weight="normal" style:font-size-asian="12pt" style:font-weight-asian="normal" style:font-size-complex="12pt" style:font-weight-complex="normal"/>
    </style:style>
    <style:style style:name="T7" style:family="text">
      <style:text-properties style:text-position="sub 58%"/>
    </style:style>
    <style:style style:name="T8" style:family="text">
      <style:text-properties style:text-position="sub 58%" style:font-name="Times New Roman1"/>
    </style:style>
    <style:style style:name="T9" style:family="text">
      <style:text-properties style:text-position="sub 58%" style:font-name="Times New Roman1" fo:font-weight="normal" style:font-weight-asian="normal" style:font-weight-complex="normal"/>
    </style:style>
    <style:style style:name="T10" style:family="text">
      <style:text-properties style:text-position="sub 58%" style:font-name="Times New Roman1" fo:font-style="normal" fo:font-weight="normal" style:font-style-asian="normal" style:font-weight-asian="normal" style:font-style-complex="normal" style:font-weight-complex="normal"/>
    </style:style>
    <style:style style:name="T11" style:family="text">
      <style:text-properties style:text-position="sub 58%" style:font-name="Times New Roman1" fo:font-size="12pt" fo:font-weight="normal" style:font-size-asian="12pt" style:font-weight-asian="normal" style:font-size-complex="12pt" style:font-weight-complex="normal"/>
    </style:style>
    <style:style style:name="T12" style:family="text">
      <style:text-properties style:text-position="sub 58%" style:font-name="Times New Roman1" fo:font-style="italic" fo:font-weight="normal" style:font-style-asian="italic" style:font-weight-asian="normal" style:font-style-complex="italic" style:font-weight-complex="normal"/>
    </style:style>
    <style:style style:name="T13" style:family="text">
      <style:text-properties style:text-position="sub 58%" fo:font-style="italic" style:font-style-asian="italic" style:font-style-complex="italic"/>
    </style:style>
    <style:style style:name="T14" style:family="text">
      <style:text-properties style:text-position="sub 58%" fo:font-weight="normal" style:font-weight-asian="normal" style:font-weight-complex="normal"/>
    </style:style>
    <style:style style:name="T15" style:family="text">
      <style:text-properties style:text-position="sub 58%" fo:font-weight="normal" style:font-weight-asian="normal" style:font-size-complex="12pt" style:font-weight-complex="normal"/>
    </style:style>
    <style:style style:name="T16" style:family="text">
      <style:text-properties style:text-position="sub 58%" fo:font-size="12pt" fo:font-weight="normal" style:font-size-asian="12pt" style:font-weight-asian="normal" style:font-size-complex="12pt" style:font-weight-complex="normal"/>
    </style:style>
    <style:style style:name="T17" style:family="text">
      <style:text-properties style:text-position="sub 58%" style:font-name="Times New Roman"/>
    </style:style>
    <style:style style:name="T18" style:family="text">
      <style:text-properties style:font-weight-complex="bold"/>
    </style:style>
    <style:style style:name="T19" style:family="text">
      <style:text-properties style:text-position="0% 100%" style:font-name="Times New Roman1"/>
    </style:style>
    <style:style style:name="T20" style:family="text">
      <style:text-properties style:text-position="0% 100%" style:font-name="Times New Roman1" fo:font-weight="normal" style:font-weight-asian="normal" style:font-weight-complex="normal"/>
    </style:style>
    <style:style style:name="T21" style:family="text">
      <style:text-properties style:text-position="0% 100%" style:font-name="Times New Roman1" fo:font-style="italic" fo:font-weight="normal" style:font-style-asian="italic" style:font-weight-asian="normal" style:font-style-complex="italic" style:font-weight-complex="normal"/>
    </style:style>
    <style:style style:name="T22" style:family="text">
      <style:text-properties style:text-position="0% 100%" style:font-name="Times New Roman1" fo:font-style="normal" fo:font-weight="normal" style:font-style-asian="normal" style:font-weight-asian="normal" style:font-style-complex="normal" style:font-weight-complex="normal"/>
    </style:style>
    <style:style style:name="T23" style:family="text">
      <style:text-properties style:text-position="0% 100%" fo:font-weight="normal" style:font-weight-asian="normal" style:font-weight-complex="normal"/>
    </style:style>
    <style:style style:name="T24" style:family="text">
      <style:text-properties style:text-position="0% 100%" fo:font-weight="normal" style:font-weight-asian="normal" style:font-size-complex="12pt" style:font-weight-complex="normal"/>
    </style:style>
    <style:style style:name="T25"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style:text-position="0% 100%" style:font-name="Times New Roman"/>
    </style:style>
    <style:style style:name="T27" style:family="text">
      <style:text-properties style:font-name="Times New Roman"/>
    </style:style>
    <style:style style:name="T28" style:family="text">
      <style:text-properties style:font-name="Times New Roman" fo:font-style="normal" fo:font-weight="normal" style:font-style-asian="normal" style:font-weight-asian="normal" style:font-style-complex="normal" style:font-weight-complex="normal"/>
    </style:style>
    <style:style style:name="T29" style:family="text">
      <style:text-properties style:font-name="Times New Roman" fo:font-style="normal" style:font-style-asian="normal" style:font-style-complex="normal"/>
    </style:style>
    <style:style style:name="T30" style:family="text">
      <style:text-properties style:font-name="Times New Roman" fo:font-style="italic" style:font-style-asian="italic" style:font-style-complex="italic"/>
    </style:style>
    <style:style style:name="T31" style:family="text">
      <style:text-properties style:font-name="Times New Roman" fo:font-size="12pt" style:font-size-asian="12pt" style:font-size-complex="12pt"/>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italic"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fo:font-size="12pt" fo:font-weight="normal" style:font-size-asian="12pt" style:font-weight-asian="normal" style:font-size-complex="12pt"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run-through="foreground" style:wrap="none" style:vertical-pos="from-top" style:vertical-rel="paragraph" style:horizontal-pos="from-left" style:horizontal-rel="paragraph" draw:ole-draw-aspect="1"/>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Formula">
      <style:graphic-properties style:vertical-pos="from-top" style:vertical-rel="paragraph" style:horizontal-pos="from-left" style:horizontal-rel="paragraph" draw:ole-draw-aspect="1"/>
    </style:style>
    <style:style style:name="fr5" style:family="graphic" style:parent-style-name="Formula">
      <style:graphic-properties style:vertical-pos="from-top" style:vertical-rel="paragraph" style:horizontal-pos="center" style:horizontal-rel="paragraph" draw:ole-draw-aspect="1"/>
    </style:style>
    <style:style style:name="fr6" style:family="graphic" style:parent-style-name="Formula">
      <style:graphic-properties style:vertical-pos="middle" style:vertical-rel="paragraph-content" style:horizontal-pos="center"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penBarter</text:p>
      <text:p text:style-name="P5">Olivier Chaussavoine</text:p>
      <text:p text:style-name="P5">olivier.chaussavoine@gmail.com</text:p>
      <text:p text:style-name="P5"/>
      <text:p text:style-name="P2">abstract</text:p>
      <text:p text:style-name="P9">openBarter is a software defining a barter market. A generalization of representations of resources, prices and bids is used to meet together bids that form exchange cycles into draft agreements using a priority order equivalent to the best price rule of a regular market using a monetary medium. By considering value as multi-dimensional, this software proposes a regulation mean for allocation of a large diversity of scarce ecological resources.</text:p>
      <text:p text:style-name="P9"/>
      <text:p text:style-name="P1">openBarter is a database that stores ownership of values where primitives can be executed <text:s/>to make <text:s/>new bids, remove them or to read a price. New bids create draft agreements than can be accepted or refused by partners. </text:p>
      <text:p text:style-name="P1">A resource is seen as a value and defined by a couple <text:span text:style-name="T36">(quantity,quality)</text:span>, where<text:span text:style-name="T37"> quantity </text:span>is an integer, and<text:span text:style-name="T37"> quality </text:span>a name. </text:p>
      <text:p text:style-name="P1">A bid is as a statement of an owner to provide a value defined by (quantity,quality) in exchange of an other quality for a given ratio <text:span text:style-name="variable_5f_math"><text:span text:style-name="T1">ω</text:span></text:span> between provided and received quantities. Like the price this ratio <text:span text:style-name="variable_5f_math"><text:span text:style-name="T3">ω</text:span></text:span><text:span text:style-name="T33"> measures</text:span> the relative utility of resources exchanged. </text:p>
      <text:h text:style-name="Heading_20_1" text:outline-level="1"><text:bookmark text:name="__RefNumPara__606_837357833"/>Search for coincidence<text:bookmark-end text:name="__RefNumPara__606_837357833"/></text:h>
      <text:p text:style-name="Text_20_body">From bids submitted, the database finds possible relations between them. <text:s/>This search uses a graph representation of bids where bids are the nodes of the graph. An arrow links two bids when following conditions are fulfilled:</text:p>
      <text:list xml:id="list1093580905" text:style-name="L1">
        <text:list-item>
          <text:p text:style-name="P10">the quality provided by the first equals the quality required by the second. </text:p>
        </text:list-item>
        <text:list-item>
          <text:p text:style-name="P10">the value provided by the first is not empty.</text:p>
        </text:list-item>
      </text:list>
      <text:p text:style-name="P1">The search for coincidence consists in the following steps:</text:p>
      <text:list xml:id="list1003393727" text:style-name="ABC">
        <text:list-item>
          <text:p text:style-name="P11">Find lists of bids that forms a cycle on the graph of bids,</text:p>
        </text:list-item>
        <text:list-item>
          <text:p text:style-name="P11">Select the <text:span text:style-name="T34">best</text:span> among these cycles, using a rule generalized to multilateral agreements defined in §<text:bookmark-ref text:reference-format="chapter" text:ref-name="__RefNumPara__602_837357833">4</text:bookmark-ref>,</text:p>
        </text:list-item>
        <text:list-item>
          <text:p text:style-name="P11">Obtain a fair compromise between the bids of the selected cycle and decrease values provided by bids with the amount of the compromise. </text:p>
        </text:list-item>
      </text:list>
      <text:p text:style-name="Text_20_body">These steps are repeated until no cycle is found.</text:p>
      <text:p text:style-name="P1">This search for coincidence is used each time a bid is submitted. At step C, the compromise is recorded as a new agreement. A new bid hence produces a list of draft agreements possibly empty. <text:s/>The whole process is integrated in a single atomic transaction keeping acyclic the graph of bids.</text:p>
      <text:p text:style-name="P1">The search for coincidence is also used to search for the best price. This price is requested for a given (quality required, quality provided). At step C, the compromise is used to read a couple (quantity required, quantity provided) so that a price read provides a list of such couples order by price. </text:p>
      <text:h text:style-name="Heading_20_1" text:outline-level="1"><text:soft-page-break/>Multilateral exchange </text:h>
      <text:p text:style-name="P1">Let's consider a list of <text:span text:style-name="variable_5f_math"><text:span text:style-name="T18">n</text:span></text:span> such bids where the quality offered by one equals the quality required by the other. <text:span text:style-name="variable_5f_math"><text:span text:style-name="T1">ω</text:span></text:span><text:span text:style-name="variable_5f_math"><text:span text:style-name="T8">i</text:span></text:span><text:span text:style-name="variable_5f_math"> </text:span><text:s/>are for these <text:span text:style-name="variable_5f_math"><text:span text:style-name="T18">n</text:span></text:span> bids the ratio between quantity provided and quality required, with <draw:frame draw:style-name="fr1" draw:name="Objet3" text:anchor-type="as-char" svg:width="2.118cm" svg:height="0.482cm" draw:z-index="0"><draw:object xlink:href="./Object 3" xlink:type="simple" xlink:show="embed" xlink:actuate="onLoad"/><draw:image xlink:href="./ObjectReplacements/Object 3" xlink:type="simple" xlink:show="embed" xlink:actuate="onLoad"/></draw:frame>. <text:s/>The quality offered by the last bid equals the quality required by the first so that these bids form a cycle.</text:p>
      <text:p text:style-name="P1">Let's suppose an agreement exists between partners, and that each partner provides a given quantity <text:span text:style-name="variable_5f_math">q</text:span><text:span text:style-name="variable_5f_math"><text:span text:style-name="T7">i</text:span></text:span><text:span text:style-name="variable_5f_math"> </text:span>to an other partner. We should have: </text:p>
      <text:p text:style-name="P1"><draw:frame draw:style-name="fr2" draw:name="Objet4" text:anchor-type="paragraph" svg:x="6.354cm" svg:y="-0.007cm" svg:width="4.3cm" svg:height="2.27cm" draw:z-index="1"><draw:object xlink:href="./Object 4" xlink:type="simple" xlink:show="embed" xlink:actuate="onLoad"/><draw:image xlink:href="./ObjectReplacements/Object 4" xlink:type="simple" xlink:show="embed" xlink:actuate="onLoad"/></draw:frame>If we make the product of those <text:span text:style-name="variable_5f_math">n</text:span> expression, </text:p>
      <text:p text:style-name="P1">we obtain: <draw:frame draw:style-name="fr3" draw:name="Objet5" text:anchor-type="char" svg:x="6.5cm" svg:y="-0.051cm" svg:width="4.572cm" svg:height="1.159cm" draw:z-index="2"><draw:object xlink:href="./Object 5" xlink:type="simple" xlink:show="embed" xlink:actuate="onLoad"/><draw:image xlink:href="./ObjectReplacements/Object 5" xlink:type="simple" xlink:show="embed" xlink:actuate="onLoad"/></draw:frame></text:p>
      <text:p text:style-name="P1"/>
      <text:p text:style-name="P1">We see that if an agreement exists, we have:</text:p>
      <text:p text:style-name="P1"><draw:frame draw:style-name="fr4" draw:name="Objet17" text:anchor-type="paragraph" svg:x="7.348cm" svg:y="-0.064cm" svg:width="1.778cm" svg:height="1.138cm" draw:z-index="4"><draw:object xlink:href="./Object 17" xlink:type="simple" xlink:show="embed" xlink:actuate="onLoad"/><draw:image xlink:href="./ObjectReplacements/Object 17" xlink:type="simple" xlink:show="embed" xlink:actuate="onLoad"/></draw:frame><text:tab/>[1]</text:p>
      <text:p text:style-name="P1"/>
      <text:p text:style-name="P1">A compromise is required between <text:span text:style-name="variable_5f_math"><text:span text:style-name="T3">ω</text:span></text:span><text:span text:style-name="variable_5f_math"><text:span text:style-name="T10">i </text:span></text:span>when this condition is not fulfilled.</text:p>
      <text:h text:style-name="Heading_20_1" text:outline-level="1"><text:bookmark text:name="__RefNumPara__844_305553116"/>Bilateral case<text:bookmark-end text:name="__RefNumPara__844_305553116"/></text:h>
      <text:p text:style-name="P1"><text:span text:style-name="T39">Using the regular definition of price for an exchange between a seller providing 10 Kg of apples in exchange of 20 pounds, the price is 2 pounds/Kg. Likewise, if a seller provides a quantity </text:span><text:span text:style-name="variable_5f_math"><text:span text:style-name="T39">g</text:span></text:span><text:span text:style-name="T39"> of goods to a buyer in exchange of a quantity </text:span><text:span text:style-name="variable_5f_math"><text:span text:style-name="T39">m</text:span></text:span><text:span text:style-name="T39"> of money, the regular definition of price is: </text:span><text:span text:style-name="T39"><draw:frame draw:style-name="fr1" draw:name="Objet6" text:anchor-type="as-char" svg:width="1.252cm" svg:height="0.997cm" draw:z-index="36"><draw:object xlink:href="./Object 6" xlink:type="simple" xlink:show="embed" xlink:actuate="onLoad"/><draw:image xlink:href="./ObjectReplacements/Object 6" xlink:type="simple" xlink:show="embed" xlink:actuate="onLoad"/></draw:frame></text:span><text:span text:style-name="T39">. </text:span></text:p>
      <text:p text:style-name="P1"><text:span text:style-name="T39">Buyer and seller have usually different ideas of prices, We note the buyer price </text:span><text:span text:style-name="variable_5f_math"><text:span text:style-name="T39">p</text:span></text:span><text:span text:style-name="variable_5f_math"><text:span text:style-name="T16">b</text:span></text:span><text:span text:style-name="T39"> and the seller price </text:span><text:span text:style-name="variable_5f_math"><text:span text:style-name="T39">p</text:span></text:span><text:span text:style-name="variable_5f_math"><text:span text:style-name="T16">s </text:span></text:span><text:span text:style-name="variable_5f_math"><text:span text:style-name="T25">. An agreement between the buyer and the seller is the result of a compromise between these prices.</text:span></text:span><text:span text:style-name="variable_5f_math"><text:span text:style-name="T16"> </text:span></text:span></text:p>
      <text:p text:style-name="P1"><text:span text:style-name="T39">If we consider now the ratio between quantities provided and received. It</text:span><text:span text:style-name="variable_5f_math"><text:span text:style-name="T5"> depends of the view point.</text:span></text:span></text:p>
      <text:p text:style-name="P1"><text:span text:style-name="variable_5f_math"><text:span text:style-name="T5">this ratio is</text:span></text:span><text:span text:style-name="T38"> </text:span><text:span text:style-name="variable_5f_math"><text:span text:style-name="T6">ω</text:span></text:span><text:span text:style-name="variable_5f_math"><text:span text:style-name="T11">b</text:span></text:span><text:span text:style-name="variable_5f_math"><text:span text:style-name="T5"> for </text:span></text:span><text:span text:style-name="T39">the buyer and <text:s/></text:span><text:span text:style-name="T6">such as</text:span><text:span text:style-name="T39"><draw:frame draw:style-name="fr1" draw:name="Objet7" text:anchor-type="as-char" svg:width="1.402cm" svg:height="0.997cm" draw:z-index="3"><draw:object xlink:href="./Object 7" xlink:type="simple" xlink:show="embed" xlink:actuate="onLoad"/><draw:image xlink:href="./ObjectReplacements/Object 7" xlink:type="simple" xlink:show="embed" xlink:actuate="onLoad"/></draw:frame></text:span><text:span text:style-name="T39"> </text:span></text:p>
      <text:p text:style-name="P1"><text:span text:style-name="T39">and </text:span><text:span text:style-name="variable_5f_math"><text:span text:style-name="T6">ω</text:span></text:span><text:span text:style-name="variable_5f_math"><text:span text:style-name="T11">s</text:span></text:span><text:span text:style-name="variable_5f_math"><text:span text:style-name="T5"> <text:s/>for the seller </text:span></text:span><text:span text:style-name="T6">such as</text:span><text:span text:style-name="T39"><draw:frame draw:style-name="fr1" draw:name="Objet8" text:anchor-type="as-char" svg:width="1.385cm" svg:height="0.998cm" draw:z-index="33"><draw:object xlink:href="./Object 8" xlink:type="simple" xlink:show="embed" xlink:actuate="onLoad"/><draw:image xlink:href="./ObjectReplacements/Object 8" xlink:type="simple" xlink:show="embed" xlink:actuate="onLoad"/></draw:frame></text:span><text:span text:style-name="T39">. </text:span></text:p>
      <text:p text:style-name="P4">We see that <draw:frame draw:style-name="fr1" draw:name="Objet9" text:anchor-type="as-char" svg:width="1.418cm" svg:height="0.531cm" draw:z-index="5"><draw:object xlink:href="./Object 9" xlink:type="simple" xlink:show="embed" xlink:actuate="onLoad"/><draw:image xlink:href="./ObjectReplacements/Object 9" xlink:type="simple" xlink:show="embed" xlink:actuate="onLoad"/></draw:frame> <text:s/>and <draw:frame draw:style-name="fr1" draw:name="Objet10" text:anchor-type="as-char" svg:width="1.471cm" svg:height="1.062cm" draw:z-index="6"><draw:object xlink:href="./Object 10" xlink:type="simple" xlink:show="embed" xlink:actuate="onLoad"/><draw:image xlink:href="./ObjectReplacements/Object 10" xlink:type="simple" xlink:show="embed" xlink:actuate="onLoad"/></draw:frame></text:p>
      <text:p text:style-name="petit-titre">Agreement </text:p>
      <text:p text:style-name="P1">Agreement on price between the buyer and the seller exists when <draw:frame draw:style-name="fr1" draw:name="Objet11" text:anchor-type="as-char" svg:width="1.385cm" svg:height="0.531cm" draw:z-index="7"><draw:object xlink:href="./Object 11" xlink:type="simple" xlink:show="embed" xlink:actuate="onLoad"/><draw:image xlink:href="./ObjectReplacements/Object 11" xlink:type="simple" xlink:show="embed" xlink:actuate="onLoad"/><svg:desc>formule</svg:desc></draw:frame>. An equivalent <text:span text:style-name="T33">statement using expressions</text:span><text:span text:style-name="T35"> </text:span><text:span text:style-name="variable_5f_math"><text:span text:style-name="T4">ω</text:span></text:span><text:span text:style-name="variable_5f_math"><text:span text:style-name="T12">b </text:span></text:span><text:span text:style-name="T22">and</text:span><text:span text:style-name="T21"> </text:span><text:span text:style-name="T35"><text:s/></text:span><text:span text:style-name="variable_5f_math"><text:span text:style-name="T4">ω</text:span></text:span><text:span text:style-name="variable_5f_math"><text:span text:style-name="T12">s <text:s/></text:span></text:span><text:span text:style-name="T33">of price is: </text:span></text:p>
      <text:p text:style-name="P1"><draw:frame draw:style-name="fr5" draw:name="Objet12" text:anchor-type="paragraph" svg:y="0.136cm" svg:width="3.632cm" svg:height="1.062cm" draw:z-index="22"><draw:object xlink:href="./Object 12" xlink:type="simple" xlink:show="embed" xlink:actuate="onLoad"/><draw:image xlink:href="./ObjectReplacements/Object 12" xlink:type="simple" xlink:show="embed" xlink:actuate="onLoad"/></draw:frame></text:p>
      <text:p text:style-name="P1"/>
      <text:p text:style-name="P1"><text:soft-page-break/>It is the definition of agreement given earlier [1] applied to the bilateral case. </text:p>
      <text:p text:style-name="petit-titre">Competition </text:p>
      <text:p text:style-name="P1">Using the traditional definition of price, order of preference of prices depends on the point of view. </text:p>
      <text:list xml:id="list822642723" text:style-name="L2">
        <text:list-item>
          <text:p text:style-name="P12">For the buyer, <draw:frame draw:style-name="fr1" draw:name="Objet2" text:anchor-type="as-char" svg:width="1.647cm" svg:height="0.533cm" draw:z-index="23"><draw:object xlink:href="./Object 2" xlink:type="simple" xlink:show="embed" xlink:actuate="onLoad"/><draw:image xlink:href="./ObjectReplacements/Object 2" xlink:type="simple" xlink:show="embed" xlink:actuate="onLoad"/></draw:frame>means <text:span text:style-name="variable_5f_math"><text:span text:style-name="T37">p</text:span></text:span><text:span text:style-name="variable_5f_math"><text:span text:style-name="T14">b2</text:span></text:span><text:span text:style-name="variable_5f_math"><text:span text:style-name="T25"> is better than <text:s/></text:span></text:span><text:span text:style-name="variable_5f_math"><text:span text:style-name="T24">p</text:span></text:span><text:span text:style-name="variable_5f_math"><text:span text:style-name="T15">b1</text:span></text:span><text:span text:style-name="variable_5f_math"><text:span text:style-name="T25"> . </text:span></text:span></text:p>
        </text:list-item>
        <text:list-item>
          <text:p text:style-name="P12"><text:span text:style-name="variable_5f_math"><text:span text:style-name="T25">For the seller, <text:s/></text:span></text:span><text:span text:style-name="variable_5f_math"><text:span text:style-name="T25"><draw:frame draw:style-name="fr1" draw:name="Objet23" text:anchor-type="as-char" svg:width="1.616cm" svg:height="0.533cm" draw:z-index="24"><draw:object xlink:href="./Object 23" xlink:type="simple" xlink:show="embed" xlink:actuate="onLoad"/><draw:image xlink:href="./ObjectReplacements/Object 23" xlink:type="simple" xlink:show="embed" xlink:actuate="onLoad"/></draw:frame></text:span></text:span><text:span text:style-name="variable_5f_math"><text:span text:style-name="T25">means </text:span></text:span><text:span text:style-name="variable_5f_math"><text:span text:style-name="T24">p</text:span></text:span><text:span text:style-name="variable_5f_math"><text:span text:style-name="T15">s2</text:span></text:span><text:span text:style-name="variable_5f_math"><text:span text:style-name="T25"> is better than <text:s/></text:span></text:span><text:span text:style-name="variable_5f_math"><text:span text:style-name="T24">p</text:span></text:span><text:span text:style-name="variable_5f_math"><text:span text:style-name="T15">s1</text:span></text:span><text:span text:style-name="variable_5f_math"><text:span text:style-name="T25"> . </text:span></text:span></text:p>
          <text:p text:style-name="P15"><text:span text:style-name="variable_5f_math"><text:span text:style-name="T25">These rules are commonly called the best price rule.</text:span></text:span></text:p>
        </text:list-item>
      </text:list>
      <text:p text:style-name="petit-titre">Compromise </text:p>
      <text:p text:style-name="P1">Compromise is required when buyer and seller do not agree on their prices<text:span text:style-name="T37"> </text:span><text:span text:style-name="variable_5f_math"><text:span text:style-name="T37">p</text:span></text:span><text:span text:style-name="variable_5f_math"><text:span text:style-name="T14">b</text:span></text:span><text:span text:style-name="T37"> and </text:span><text:span text:style-name="variable_5f_math"><text:span text:style-name="T37">p</text:span></text:span><text:span text:style-name="variable_5f_math"><text:span text:style-name="T14">s</text:span></text:span><text:span text:style-name="T37">. We propose to define a simple way to balance offers of partners when </text:span><text:span text:style-name="T37"><draw:frame draw:style-name="fr1" draw:name="Objet1" text:anchor-type="as-char" svg:width="1.385cm" svg:height="0.533cm" draw:z-index="25"><draw:object xlink:href="./Object 1" xlink:type="simple" xlink:show="embed" xlink:actuate="onLoad"/><draw:image xlink:href="./ObjectReplacements/Object 1" xlink:type="simple" xlink:show="embed" xlink:actuate="onLoad"/><svg:desc>formule</svg:desc></draw:frame></text:span><text:span text:style-name="T37">. It is the geometric mean of <text:s/></text:span><text:span text:style-name="variable_5f_math"><text:span text:style-name="T37">p</text:span></text:span><text:span text:style-name="variable_5f_math"><text:span text:style-name="T14">b</text:span></text:span><text:span text:style-name="T37"> and </text:span><text:span text:style-name="variable_5f_math"><text:span text:style-name="T37">p</text:span></text:span><text:span text:style-name="variable_5f_math"><text:span text:style-name="T14">s:</text:span></text:span><text:span text:style-name="T37"><draw:frame draw:style-name="fr1" draw:name="Objet16" text:anchor-type="as-char" svg:width="2.387cm" svg:height="0.57cm" draw:z-index="26"><draw:object xlink:href="./Object 16" xlink:type="simple" xlink:show="embed" xlink:actuate="onLoad"/><draw:image xlink:href="./ObjectReplacements/Object 16" xlink:type="simple" xlink:show="embed" xlink:actuate="onLoad"/></draw:frame></text:span><text:span text:style-name="T37">since this represents for each partner the same ratio between initial and final price.</text:span></text:p>
      <text:p text:style-name="P1"><draw:frame draw:style-name="fr4" draw:name="Objet18" text:anchor-type="paragraph" svg:x="7.174cm" svg:y="0.829cm" svg:width="2.655cm" svg:height="2.074cm" draw:z-index="8"><draw:object xlink:href="./Object 18" xlink:type="simple" xlink:show="embed" xlink:actuate="onLoad"/><draw:image xlink:href="./ObjectReplacements/Object 18" xlink:type="simple" xlink:show="embed" xlink:actuate="onLoad"/><svg:desc>formule</svg:desc></draw:frame><text:span text:style-name="T37">Expressed using </text:span><text:span text:style-name="variable_5f_math"><text:span text:style-name="T2">ω</text:span></text:span><text:span text:style-name="T37">, we obtain new values <text:s/></text:span><text:span text:style-name="variable_5f_math"><text:span text:style-name="T2">ω'</text:span></text:span><text:span text:style-name="variable_5f_math"><text:span text:style-name="T14">s </text:span></text:span><text:span text:style-name="T23">and </text:span><text:span text:style-name="variable_5f_math"><text:span text:style-name="T20">ω'</text:span></text:span><text:span text:style-name="variable_5f_math"><text:span text:style-name="T9">b</text:span></text:span><text:span text:style-name="T20"> such </text:span><text:span text:style-name="T19">as their product is 1:</text:span></text:p>
      <text:p text:style-name="P1"><text:tab/></text:p>
      <text:p text:style-name="P1"/>
      <text:p text:style-name="P1"/>
      <text:p text:style-name="P1">Shortly, the compromise is hence:</text:p>
      <text:p text:style-name="P1"><draw:frame draw:style-name="fr6" draw:name="Objet20" text:anchor-type="paragraph" svg:width="2.517cm" svg:height="0.898cm" draw:z-index="9"><draw:object xlink:href="./Object 20" xlink:type="simple" xlink:show="embed" xlink:actuate="onLoad"/><draw:image xlink:href="./ObjectReplacements/Object 20" xlink:type="simple" xlink:show="embed" xlink:actuate="onLoad"/><svg:desc>formule</svg:desc></draw:frame><text:tab/>[2] </text:p>
      <text:p text:style-name="P1"/>
      <text:h text:style-name="Heading_20_1" text:outline-level="1"><text:bookmark text:name="__RefNumPara__602_837357833"/>Extension to the multilateral case<text:bookmark-end text:name="__RefNumPara__602_837357833"/></text:h>
      <text:p text:style-name="Text_20_body"/>
      <text:p text:style-name="Text_20_body">A potential agreement is defined by a cycle C of bids having<text:span text:style-name="T35"> </text:span><text:span text:style-name="variable_5f_math"><text:span text:style-name="T4">ω</text:span></text:span><text:span text:style-name="variable_5f_math"><text:span text:style-name="T12">i</text:span></text:span><text:span text:style-name="variable_5f_math"><text:span text:style-name="T35"> </text:span></text:span><text:span text:style-name="variable_5f_math"><text:span text:style-name="T33">where</text:span></text:span><text:span text:style-name="variable_5f_math"> </text:span><text:span text:style-name="variable_5f_math"><draw:frame draw:style-name="fr1" draw:name="Objet42" text:anchor-type="as-char" svg:width="2.118cm" svg:height="0.482cm" draw:z-index="27"><draw:object xlink:href="./Object 42" xlink:type="simple" xlink:show="embed" xlink:actuate="onLoad"/><draw:image xlink:href="./ObjectReplacements/Object 42" xlink:type="simple" xlink:show="embed" xlink:actuate="onLoad"/></draw:frame></text:span><text:span text:style-name="variable_5f_math">. </text:span></text:p>
      <text:p text:style-name="Text_20_body">We note<text:span text:style-name="T27"> </text:span><text:span text:style-name="T1">Ω <text:s/></text:span><text:span text:style-name="T27">the product </text:span><text:span text:style-name="T27"><draw:frame draw:style-name="fr1" draw:name="Objet21" text:anchor-type="as-char" svg:width="1.889cm" svg:height="1.138cm" draw:z-index="28"><draw:object xlink:href="./Object 13" xlink:type="simple" xlink:show="embed" xlink:actuate="onLoad"/><draw:image xlink:href="./ObjectReplacements/Object 13" xlink:type="simple" xlink:show="embed" xlink:actuate="onLoad"/></draw:frame></text:span><text:span text:style-name="T27">. </text:span></text:p>
      <text:p text:style-name="P6">The search for coincidence provides a set of cycles that will be transformed into draft agreements in some order that should comply with the best price rule.</text:p>
      <text:p text:style-name="P6">We propose to define a total order on this set as follows:</text:p>
      <text:p text:style-name="P6"><draw:frame draw:style-name="fr5" draw:name="Objet43" text:anchor-type="paragraph" svg:y="0.069cm" svg:width="3.212cm" svg:height="0.531cm" draw:z-index="21"><draw:object xlink:href="./Object 43" xlink:type="simple" xlink:show="embed" xlink:actuate="onLoad"/><draw:image xlink:href="./ObjectReplacements/Object 43" xlink:type="simple" xlink:show="embed" xlink:actuate="onLoad"/></draw:frame> [3]</text:p>
      <text:p text:style-name="P6">This order defines the maximum cycle of the set of cycles. </text:p>
      <text:p text:style-name="P6">When all cycles are bilateral, we have:</text:p>
      <text:p text:style-name="P6"><draw:frame draw:style-name="fr6" draw:name="Objet44" text:anchor-type="paragraph" svg:width="5.046cm" svg:height="0.531cm" draw:z-index="20"><draw:object xlink:href="./Object 44" xlink:type="simple" xlink:show="embed" xlink:actuate="onLoad"/><draw:image xlink:href="./ObjectReplacements/Object 44" xlink:type="simple" xlink:show="embed" xlink:actuate="onLoad"/></draw:frame> </text:p>
      <text:p text:style-name="Text_20_body"><text:span text:style-name="T27">since </text:span><text:span text:style-name="T31"><text:s/></text:span><text:span text:style-name="T31"><draw:frame draw:style-name="fr1" draw:name="Objet45" text:anchor-type="as-char" svg:width="1.418cm" svg:height="0.531cm" draw:z-index="29"><draw:object xlink:href="./Object 45" xlink:type="simple" xlink:show="embed" xlink:actuate="onLoad"/><draw:image xlink:href="./ObjectReplacements/Object 45" xlink:type="simple" xlink:show="embed" xlink:actuate="onLoad"/><svg:desc>formule</svg:desc></draw:frame></text:span><text:span text:style-name="T31"> <text:s/>and </text:span><text:span text:style-name="T31"><draw:frame draw:style-name="fr1" draw:name="Objet46" text:anchor-type="as-char" svg:width="1.471cm" svg:height="1.062cm" draw:z-index="30"><draw:object xlink:href="./Object 46" xlink:type="simple" xlink:show="embed" xlink:actuate="onLoad"/><draw:image xlink:href="./ObjectReplacements/Object 46" xlink:type="simple" xlink:show="embed" xlink:actuate="onLoad"/><svg:desc>formule</svg:desc></draw:frame></text:span></text:p>
      <text:p text:style-name="Text_20_body"><text:span text:style-name="T27">we have also </text:span><text:span text:style-name="T27"><draw:frame draw:style-name="fr1" draw:name="Objet47" text:anchor-type="as-char" svg:width="3.551cm" svg:height="1.125cm" draw:z-index="31"><draw:object xlink:href="./Object 47" xlink:type="simple" xlink:show="embed" xlink:actuate="onLoad"/><draw:image xlink:href="./ObjectReplacements/Object 47" xlink:type="simple" xlink:show="embed" xlink:actuate="onLoad"/><svg:desc>formule</svg:desc></draw:frame></text:span><text:span text:style-name="T27"> and see that C</text:span><text:span text:style-name="T17">2 </text:span><text:span text:style-name="T26">is preferred </text:span><text:span text:style-name="T27">:</text:span></text:p>
      <text:list xml:id="list886802583" text:style-name="L3">
        <text:list-item>
          <text:p text:style-name="P13"><text:span text:style-name="T27">from the buyer's point of view </text:span><text:span text:style-name="T26">when </text:span><text:span text:style-name="T26"><draw:frame draw:style-name="fr1" draw:name="Objet48" text:anchor-type="as-char" svg:width="3.671cm" svg:height="1.062cm" draw:z-index="32"><draw:object xlink:href="./Object 48" xlink:type="simple" xlink:show="embed" xlink:actuate="onLoad"/><draw:image xlink:href="./ObjectReplacements/Object 48" xlink:type="simple" xlink:show="embed" xlink:actuate="onLoad"/><svg:desc>formule</svg:desc></draw:frame></text:span></text:p>
        </text:list-item>
        <text:list-item>
          <text:p text:style-name="P13"><text:soft-page-break/><text:span text:style-name="T26">from the seller's point of view when </text:span><text:span text:style-name="T26"><draw:frame draw:style-name="fr1" draw:name="Objet49" text:anchor-type="as-char" svg:width="3.745cm" svg:height="1.062cm" draw:z-index="34"><draw:object xlink:href="./Object 49" xlink:type="simple" xlink:show="embed" xlink:actuate="onLoad"/><draw:image xlink:href="./ObjectReplacements/Object 49" xlink:type="simple" xlink:show="embed" xlink:actuate="onLoad"/><svg:desc>formule</svg:desc></draw:frame></text:span></text:p>
        </text:list-item>
      </text:list>
      <text:p text:style-name="Text_20_body"><text:span text:style-name="T26">That is the rule of best price described in §</text:span><text:span text:style-name="T26"><text:bookmark-ref text:reference-format="page" text:ref-name="__RefNumPara__844_305553116">2</text:bookmark-ref></text:span><text:span text:style-name="T26">. We hence show that the best price rule defines an order on bilateral cycles equivalent to that of <text:s/>the total order [3]. <text:s/></text:span></text:p>
      <text:p text:style-name="P1"><text:span text:style-name="T27"><text:s text:c="6"/>We also propose to define the compromise of <text:s/></text:span><text:span text:style-name="variable_5f_math"><text:span text:style-name="T4">ω</text:span></text:span><text:span text:style-name="variable_5f_math"><text:span text:style-name="T12">i</text:span></text:span><text:span text:style-name="variable_5f_math"><text:span text:style-name="T22"> of </text:span></text:span><text:span text:style-name="T27">a cycle C as <text:s/></text:span><text:span text:style-name="variable_5f_math"><text:span text:style-name="T4">ω'</text:span></text:span><text:span text:style-name="variable_5f_math"><text:span text:style-name="T12">i </text:span></text:span><text:span text:style-name="variable_5f_math"><text:span text:style-name="T22">such as: </text:span></text:span></text:p>
      <text:p text:style-name="Text_20_body"><draw:frame draw:style-name="fr4" draw:name="Objet22" text:anchor-type="paragraph" svg:x="7.165cm" svg:y="0.026cm" svg:width="2.671cm" svg:height="1.002cm" draw:z-index="12"><draw:object xlink:href="./Object 22" xlink:type="simple" xlink:show="embed" xlink:actuate="onLoad"/><draw:image xlink:href="./ObjectReplacements/Object 22" xlink:type="simple" xlink:show="embed" xlink:actuate="onLoad"/><svg:desc>formule</svg:desc></draw:frame><text:span text:style-name="variable_5f_math"><text:span text:style-name="T22"/></text:span></text:p>
      <text:p text:style-name="P1"/>
      <text:p text:style-name="Text_20_body">by sharing equally <text:span text:style-name="T1">Ω between bids using the geometric mean of <text:s/></text:span><text:span text:style-name="variable_5f_math"><text:span text:style-name="T4">ω</text:span></text:span><text:span text:style-name="variable_5f_math"><text:span text:style-name="T12">i </text:span></text:span><text:span text:style-name="variable_5f_math"><text:span text:style-name="T21">,</text:span></text:span><text:span text:style-name="variable_5f_math"><text:span text:style-name="T22"> and extending [2]</text:span></text:span><text:span text:style-name="variable_5f_math"><text:span text:style-name="T21">.</text:span></text:span></text:p>
      <text:p text:style-name="Text_20_body">This is a fair compromise when all partners of the cycle of bids are distinct. </text:p>
      <text:p text:style-name="Text_20_body">But a partner can make several bids on the same cycle by inserting bids using artificial qualities and take advantage of this compromise rule. That's why we consider the case where some partners have more than one bid on the cycle. The rule is modified as follows: <text:span text:style-name="T1">Ω is first shared</text:span><text:span text:style-name="T27"> between partners, the results are then shared between bids of each partner. </text:span></text:p>
      <text:p text:style-name="Text_20_body"><text:span text:style-name="T27">Formally l</text:span>et <text:span text:style-name="T34">m</text:span> be the number of partners, such as <draw:frame draw:style-name="fr1" draw:name="Objet27" text:anchor-type="as-char" svg:width="1.102cm" svg:height="0.467cm" draw:z-index="35"><draw:object xlink:href="./Object 27" xlink:type="simple" xlink:show="embed" xlink:actuate="onLoad"/><draw:image xlink:href="./ObjectReplacements/Object 27" xlink:type="simple" xlink:show="embed" xlink:actuate="onLoad"/></draw:frame>and let <text:s/><text:span text:style-name="T34">b</text:span><text:span text:style-name="T13">i</text:span><text:span text:style-name="T34"> </text:span>be the number of bids of the author of the bid<text:span text:style-name="T34"> i</text:span>. The compromise is:</text:p>
      <text:p text:style-name="Text_20_body"><draw:frame draw:style-name="fr4" draw:name="Objet28" text:anchor-type="paragraph" svg:x="7.172cm" svg:y="-0.055cm" svg:width="3.256cm" svg:height="1.067cm" draw:z-index="10"><draw:object xlink:href="./Object 28" xlink:type="simple" xlink:show="embed" xlink:actuate="onLoad"/><draw:image xlink:href="./ObjectReplacements/Object 28" xlink:type="simple" xlink:show="embed" xlink:actuate="onLoad"/><svg:desc>formule</svg:desc></draw:frame></text:p>
      <text:p text:style-name="P6"/>
      <text:p text:style-name="P1">or more simply:</text:p>
      <text:p text:style-name="P1"><draw:frame draw:style-name="fr6" draw:name="Objet19" text:anchor-type="paragraph" svg:width="2.9cm" svg:height="0.914cm" draw:z-index="11"><draw:object xlink:href="./Object 19" xlink:type="simple" xlink:show="embed" xlink:actuate="onLoad"/><draw:image xlink:href="./ObjectReplacements/Object 19" xlink:type="simple" xlink:show="embed" xlink:actuate="onLoad"/><svg:desc>formule</svg:desc></draw:frame><text:tab/>[4] </text:p>
      <text:p text:style-name="P1"/>
      <text:p text:style-name="P3"/>
      <text:p text:style-name="Text_20_body"><text:span text:style-name="T27">The product of </text:span><text:span text:style-name="variable_5f_math"><text:span text:style-name="T2">ω</text:span></text:span><text:span text:style-name="variable_5f_math"><text:span text:style-name="T9">i</text:span></text:span><text:span text:style-name="variable_5f_math"><text:span text:style-name="T2">' </text:span></text:span><text:span text:style-name="variable_5f_math"><text:span text:style-name="T3">that </text:span></text:span><text:span text:style-name="T27">equals to </text:span><text:span text:style-name="variable_5f_math"><text:span text:style-name="T37">1</text:span></text:span><text:span text:style-name="variable_5f_math"><text:span text:style-name="T28"> is used to find a compromise between bids of a cycle to obtain the equality [1].</text:span></text:span></text:p>
      <text:h text:style-name="P16" text:outline-level="1">Draft agreement </text:h>
      <text:p text:style-name="P1">Once <text:span text:style-name="variable_5f_math"><text:span text:style-name="T37">ω</text:span></text:span><text:span text:style-name="variable_5f_math"><text:span text:style-name="T14">i</text:span></text:span><text:span text:style-name="variable_5f_math"><text:span text:style-name="T37">'</text:span></text:span><text:span text:style-name="variable_5f_math"><text:span text:style-name="T33"> are obtained,</text:span></text:span><text:span text:style-name="T32"> we must find a vector </text:span><text:span text:style-name="T32"><draw:frame draw:style-name="fr1" draw:name="Objet34" text:anchor-type="as-char" svg:width="0.508cm" svg:height="0.526cm" draw:z-index="13"><draw:object xlink:href="./Object 34" xlink:type="simple" xlink:show="embed" xlink:actuate="onLoad"/><draw:image xlink:href="./ObjectReplacements/Object 34" xlink:type="simple" xlink:show="embed" xlink:actuate="onLoad"/></draw:frame></text:span><text:span text:style-name="T32">of integers representing quantities to be exchanged by the d</text:span>raft agreement from quantities offered by bids. <text:s/>A vector <text:span text:style-name="T1"><draw:frame draw:style-name="fr1" draw:name="Objet35" text:anchor-type="as-char" svg:width="0.427cm" svg:height="0.467cm" draw:z-index="14"><draw:object xlink:href="./Object 35" xlink:type="simple" xlink:show="embed" xlink:actuate="onLoad"/><draw:image xlink:href="./ObjectReplacements/Object 35" xlink:type="simple" xlink:show="embed" xlink:actuate="onLoad"/></draw:frame></text:span><text:span text:style-name="T1">of real numbers is first computed as the maximum flow circulation through the cycle with the constraints of </text:span><text:span text:style-name="variable_5f_math"><text:span text:style-name="T37">ω</text:span></text:span><text:span text:style-name="variable_5f_math"><text:span text:style-name="T14">i</text:span></text:span><text:span text:style-name="variable_5f_math"><text:span text:style-name="T37">'</text:span></text:span><text:span text:style-name="variable_5f_math"><text:span text:style-name="T33"> and of quantities offered by bids. Rounding of</text:span></text:span><text:span text:style-name="variable_5f_math"><text:span text:style-name="T3"><draw:frame draw:style-name="fr1" draw:name="Objet36" text:anchor-type="as-char" svg:width="0.427cm" svg:height="0.467cm" draw:z-index="15"><draw:object xlink:href="./Object 36" xlink:type="simple" xlink:show="embed" xlink:actuate="onLoad"/><draw:image xlink:href="./ObjectReplacements/Object 36" xlink:type="simple" xlink:show="embed" xlink:actuate="onLoad"/></draw:frame></text:span></text:span><text:span text:style-name="variable_5f_math"><text:span text:style-name="T3">to obtain </text:span></text:span><text:span text:style-name="variable_5f_math"><text:span text:style-name="T3"><draw:frame draw:style-name="fr1" draw:name="Objet37" text:anchor-type="as-char" svg:width="0.508cm" svg:height="0.526cm" draw:z-index="16"><draw:object xlink:href="./Object 37" xlink:type="simple" xlink:show="embed" xlink:actuate="onLoad"/><draw:image xlink:href="./ObjectReplacements/Object 37" xlink:type="simple" xlink:show="embed" xlink:actuate="onLoad"/></draw:frame></text:span></text:span><text:span text:style-name="variable_5f_math"><text:span text:style-name="T3"> has several solutions. We exclude from them those where some coordinate of</text:span></text:span><text:span text:style-name="variable_5f_math"><text:span text:style-name="T3"><draw:frame draw:style-name="fr1" draw:name="Objet39" text:anchor-type="as-char" svg:width="0.508cm" svg:height="0.526cm" draw:z-index="17"><draw:object xlink:href="./Object 39" xlink:type="simple" xlink:show="embed" xlink:actuate="onLoad"/><draw:image xlink:href="./ObjectReplacements/Object 39" xlink:type="simple" xlink:show="embed" xlink:actuate="onLoad"/><svg:desc>formule</svg:desc></draw:frame></text:span></text:span><text:span text:style-name="variable_5f_math"><text:span text:style-name="T3">is null because a </text:span></text:span><text:span text:style-name="variable_5f_math"><text:span text:style-name="T28">draft agreement where some partners don't provide anything would be unfair.</text:span></text:span><text:span text:style-name="variable_5f_math"><text:span text:style-name="T3"> Among remaining candidates, we choose the one minimizing a distance between the two vectors </text:span></text:span><text:span text:style-name="variable_5f_math"><text:span text:style-name="T3"><draw:frame draw:style-name="fr1" draw:name="Objet38" text:anchor-type="as-char" svg:width="0.427cm" svg:height="0.467cm" draw:z-index="18"><draw:object xlink:href="./Object 38" xlink:type="simple" xlink:show="embed" xlink:actuate="onLoad"/><draw:image xlink:href="./ObjectReplacements/Object 38" xlink:type="simple" xlink:show="embed" xlink:actuate="onLoad"/><svg:desc>formule</svg:desc></draw:frame></text:span></text:span><text:span text:style-name="variable_5f_math"><text:span text:style-name="T3">and </text:span></text:span><text:span text:style-name="variable_5f_math"><text:span text:style-name="T3"><draw:frame draw:style-name="fr1" draw:name="Objet40" text:anchor-type="as-char" svg:width="0.508cm" svg:height="0.526cm" draw:z-index="19"><draw:object xlink:href="./Object 40" xlink:type="simple" xlink:show="embed" xlink:actuate="onLoad"/><draw:image xlink:href="./ObjectReplacements/Object 40" xlink:type="simple" xlink:show="embed" xlink:actuate="onLoad"/></draw:frame></text:span></text:span><text:span text:style-name="variable_5f_math"><text:span text:style-name="T3">. The chosen distance is simply the angle between the two vectors.</text:span></text:span></text:p>
      <text:h text:style-name="P16" text:outline-level="1">Search for the best cycle</text:h>
      <text:p text:style-name="Text_20_body"><text:span text:style-name="T27">The search covers A) and B) of §</text:span><text:span text:style-name="T27"><text:bookmark-ref text:reference-format="chapter" text:ref-name="__RefNumPara__606_837357833">1</text:bookmark-ref></text:span><text:span text:style-name="T27">. It is done for a given couple (quality required, quality provided). This couple defines a spindle – a sub-graph containing possible paths candidates to form the best cycle. The search first performs an extraction of this spindle. The result is stored in a temporary table of the database, and maximum length L of paths is recorded. The second step performs an adaptation of the Bellman-Ford algorithm that travel L times the spindle to find the cycle with </text:span><text:span text:style-name="T1">Ω </text:span><text:span text:style-name="T27">maximum.</text:span></text:p>
      <text:p text:style-name="P6"><text:soft-page-break/>When the cycle is found, it is used to form a draft agreement from available stocks offered by bids of the cycle. At that moment, we set a write-lock only on stocks of these bids, verify stocks are big enough to afford the quantity of the agreement, and abort the process if this condition is not verified. This avoids a write-lock on all bids of the spindle that would produce intricate inter-lockings, and allows a parallel computation by different client process on the same database.</text:p>
      <text:p text:style-name="P6">This search can also be used <text:s/>to read the best price on the database for the given couple (quality required, quality provided). For this case, draft formation is not performed.</text:p>
      <text:h text:style-name="P16" text:outline-level="1">Limitations</text:h>
      <text:p text:style-name="P6">A maximum number of partners in a cycles has been defined for the following reasons:</text:p>
      <text:list xml:id="list748664407" text:style-name="L4">
        <text:list-item>
          <text:p text:style-name="P14">Computation can become very heavy when the dimension of the graph to be explored grows. </text:p>
        </text:list-item>
        <text:list-item>
          <text:p text:style-name="P14">Approval of agreements becomes difficult when the number of partners is too large.</text:p>
        </text:list-item>
        <text:list-item>
          <text:p text:style-name="P14">Algorithms require limitations in case of accidental occurrence of cycles in a graph that should be acyclic. Otherwise, they would run indefinitely and never provide any results.</text:p>
        </text:list-item>
        <text:list-item>
          <text:p text:style-name="P14">A limit also allows representation of data that accelerate computation.</text:p>
        </text:list-item>
      </text:list>
      <text:p text:style-name="P6">This limit is the reason why liquidity of openBarter is not strictly equal to that of a regular market. However, this difference is not significant when the diversity of qualities is limited to primary resources. </text:p>
      <text:h text:style-name="P16" text:outline-level="1">Implementation</text:h>
      <text:p text:style-name="P6">Different implementations have been done:</text:p>
      <text:p text:style-name="P6">A first one using a simple mysql database using external scripts using python language. This prototype provided a web interface through which owners could exchange their stocks. This first experiment was operational, but showed that algorithms required to be integrated into the database, and viewed as barter promitives.</text:p>
      <text:p text:style-name="P6">A second implementation used postgreSQL and berkeleydb, and algorithms has been developed again using C language to obtain faster computations. This experiment showed the difficulties of integrating in a software two separate memory management. </text:p>
      <text:p text:style-name="Text_20_body"><text:span text:style-name="T27">A third implementation uses only postgreSQL, and new functionalities offered by the recent version 9.1, allowing graph traversal using the </text:span><text:span text:style-name="T30">with</text:span><text:span text:style-name="T29"> clause. Most intensive computation has been implemented in C language, as a data type called </text:span><text:span text:style-name="T30">flow</text:span><text:span text:style-name="T29"> that separate table management of the database, and low level algorithms.</text:span></text:p>
      <text:p text:style-name="P7">This last version is available with GPL V3 licence on:</text:p>
      <text:p text:style-name="Text_20_body"><text:a xlink:type="simple" xlink:href="https://github.com/olivierch/openBarter"><text:span text:style-name="T29">http://olivierch.github.com/openBart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11-25T08:59:56</dc:date>
    <dc:creator>Olivier Chaussavoine</dc:creator>
    <meta:editing-duration>P2DT13H40M40S</meta:editing-duration>
    <meta:editing-cycles>69</meta:editing-cycles>
    <meta:generator>LibreOffice/3.3$Linux LibreOffice_project/330m19$Build-202</meta:generator>
    <meta:document-statistic meta:table-count="0" meta:image-count="0" meta:object-count="37" meta:page-count="5" meta:paragraph-count="90" meta:word-count="1738" meta:character-count="10040"/>
  </office:meta>
</office:document-meta>
</file>

<file path=Object 1/content.xml><?xml version="1.0" encoding="utf-8"?>
<math xmlns="http://www.w3.org/1998/Math/MathML">
  <semantics>
    <mrow>
      <mrow>
        <msub>
          <mi>p</mi>
          <mi>b</mi>
        </msub>
        <mo stretchy="false">≠</mo>
        <msub>
          <mi>p</mi>
          <mi>s</mi>
        </msub>
      </mrow>
    </mrow>
    <annotation encoding="StarMath 5.0">p sub b &lt;&gt; p sub s</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row>
        <msub>
          <mi>p</mi>
          <mi>b</mi>
        </msub>
        <mo stretchy="false">=</mo>
        <msub>
          <mi>p</mi>
          <mi>s</mi>
        </msub>
      </mrow>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o stretchy="false">Ω</mo>
      <mo stretchy="false">=</mo>
      <mrow>
        <munderover>
          <mo stretchy="false">∏</mo>
          <mrow>
            <mi>i</mi>
            <mo stretchy="false">=</mo>
            <mn>0</mn>
          </mrow>
          <mrow>
            <mi>n</mi>
            <mo stretchy="false">−</mo>
            <mn>1</mn>
          </mrow>
        </munderover>
        <msub>
          <mo stretchy="false">ω</mo>
          <mi>i</mi>
        </msub>
      </mrow>
    </mrow>
    <annotation encoding="StarMath 5.0">%OMEGA = prod  from{i=0} to{n-1} {%omega sub i}</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underover>
          <mo stretchy="false">∏</mo>
          <mrow>
            <mi>i</mi>
            <mo stretchy="false">=</mo>
            <mn>0</mn>
          </mrow>
          <mrow>
            <mi>n</mi>
            <mo stretchy="false">−</mo>
            <mn>1</mn>
          </mrow>
        </munderover>
        <msub>
          <mo stretchy="false">ω</mo>
          <mi>i</mi>
        </msub>
      </mrow>
      <mo stretchy="false">=</mo>
      <mn>1</mn>
    </mrow>
    <annotation encoding="StarMath 5.0">prod  from{i=0} to{n-1} {%omega sub i} =1 </annotation>
  </semantics>
</math>
</file>

<file path=Object 18/content.xml><?xml version="1.0" encoding="utf-8"?>
<math xmlns="http://www.w3.org/1998/Math/MathML">
  <semantics>
    <mtable>
      <mtr>
        <mtd>
          <mrow>
            <msub>
              <mo stretchy="false">ω</mo>
              <mi>s</mi>
            </msub>
            <mrow>
              <mi>'</mi>
              <mo stretchy="false">=</mo>
              <mfrac>
                <msub>
                  <mo stretchy="false">ω</mo>
                  <mi>s</mi>
                </msub>
                <mroot>
                  <mrow>
                    <msub>
                      <mo stretchy="false">ω</mo>
                      <mi>s</mi>
                    </msub>
                    <mo stretchy="false">∗</mo>
                    <msub>
                      <mo stretchy="false">ω</mo>
                      <mi>b</mi>
                    </msub>
                  </mrow>
                  <mn>2</mn>
                </mroot>
              </mfrac>
            </mrow>
          </mrow>
        </mtd>
      </mtr>
      <mtr>
        <mtd>
          <mrow>
            <msub>
              <mo stretchy="false">ω</mo>
              <mi>b</mi>
            </msub>
            <mrow>
              <mi>'</mi>
              <mo stretchy="false">=</mo>
              <mfrac>
                <msub>
                  <mo stretchy="false">ω</mo>
                  <mi>b</mi>
                </msub>
                <mroot>
                  <mrow>
                    <msub>
                      <mo stretchy="false">ω</mo>
                      <mi>s</mi>
                    </msub>
                    <mo stretchy="false">∗</mo>
                    <msub>
                      <mo stretchy="false">ω</mo>
                      <mi>b</mi>
                    </msub>
                  </mrow>
                  <mn>2</mn>
                </mroot>
              </mfrac>
            </mrow>
          </mrow>
        </mtd>
      </mtr>
    </mtable>
    <annotation encoding="StarMath 5.0">%omega sub s' = %omega sub s over {nroot 2{%omega sub s * %omega sub b}}
newline
%omega sub b' = %omega sub b over {nroot 2{%omega sub s * %omega sub b}}</annotation>
  </semantics>
</math>
</file>

<file path=Object 19/content.xml><?xml version="1.0" encoding="utf-8"?>
<math xmlns="http://www.w3.org/1998/Math/MathML">
  <semantics>
    <mrow>
      <msub>
        <mo stretchy="false">ω</mo>
        <mi>i</mi>
      </msub>
      <mrow>
        <mi>'</mi>
        <mo stretchy="false">=</mo>
        <mrow>
          <msub>
            <mo stretchy="false">ω</mo>
            <mi>i</mi>
          </msub>
          <mo stretchy="false">∗</mo>
          <msup>
            <mo stretchy="false">Ω</mo>
            <mrow>
              <mo stretchy="false">−</mo>
              <mfrac>
                <mn>1</mn>
                <mrow>
                  <mi>m</mi>
                  <mo stretchy="false">∗</mo>
                  <msub>
                    <mi>b</mi>
                    <mi>i</mi>
                  </msub>
                </mrow>
              </mfrac>
            </mrow>
          </msup>
        </mrow>
      </mrow>
    </mrow>
    <annotation encoding="StarMath 5.0">%omega sub i'  = %omega sub i * {%OMEGA}^{-{1 over {m *b sub i}}}
</annotation>
  </semantics>
</math>
</file>

<file path=Object 2/content.xml><?xml version="1.0" encoding="utf-8"?>
<math xmlns="http://www.w3.org/1998/Math/MathML">
  <semantics>
    <mrow>
      <mrow>
        <msub>
          <mi>p</mi>
          <mi mathvariant="italic">b1</mi>
        </msub>
        <mo stretchy="false">≥</mo>
        <msub>
          <mi>p</mi>
          <mi mathvariant="italic">b2</mi>
        </msub>
      </mrow>
    </mrow>
    <annotation encoding="StarMath 5.0">p sub b1 &gt;= p sub b2</annotation>
  </semantics>
</math>
</file>

<file path=Object 20/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22/content.xml><?xml version="1.0" encoding="utf-8"?>
<math xmlns="http://www.w3.org/1998/Math/MathML">
  <semantics>
    <mrow>
      <msub>
        <mo stretchy="false">ω</mo>
        <mi>i</mi>
      </msub>
      <mrow>
        <mi>'</mi>
        <mo stretchy="false">=</mo>
        <mrow>
          <msub>
            <mo stretchy="false">ω</mo>
            <mi>i</mi>
          </msub>
          <mo stretchy="false">∗</mo>
          <msup>
            <mfenced open="{" close="}">
              <mfrac>
                <mn>1</mn>
                <mo stretchy="false">Ω</mo>
              </mfrac>
            </mfenced>
            <mfrac>
              <mn>1</mn>
              <mi>n</mi>
            </mfrac>
          </msup>
        </mrow>
      </mrow>
    </mrow>
    <annotation encoding="StarMath 5.0">%omega sub i' = %omega sub i * left lbrace{1 over %OMEGA}right rbrace^{1 over n}</annotation>
  </semantics>
</math>
</file>

<file path=Object 23/content.xml><?xml version="1.0" encoding="utf-8"?>
<math xmlns="http://www.w3.org/1998/Math/MathML">
  <semantics>
    <mrow>
      <mrow>
        <msub>
          <mi>p</mi>
          <mi mathvariant="italic">s1</mi>
        </msub>
        <mo stretchy="false">≤</mo>
        <msub>
          <mi>p</mi>
          <mi mathvariant="italic">s2</mi>
        </msub>
      </mrow>
    </mrow>
    <annotation encoding="StarMath 5.0">p sub s1 &lt;= p sub s2</annotation>
  </semantics>
</math>
</file>

<file path=Object 27/content.xml><?xml version="1.0" encoding="utf-8"?>
<math xmlns="http://www.w3.org/1998/Math/MathML">
  <semantics>
    <mrow>
      <mi>m</mi>
      <mo stretchy="false">≤</mo>
      <mi>n</mi>
    </mrow>
    <annotation encoding="StarMath 5.0">m &lt;= n </annotation>
  </semantics>
</math>
</file>

<file path=Object 28/content.xml><?xml version="1.0" encoding="utf-8"?>
<math xmlns="http://www.w3.org/1998/Math/MathML">
  <semantics>
    <mrow>
      <msub>
        <mo stretchy="false">ω</mo>
        <mi>i</mi>
      </msub>
      <mrow>
        <mi>'</mi>
        <mo stretchy="false">=</mo>
        <mrow>
          <msub>
            <mo stretchy="false">ω</mo>
            <mi>i</mi>
          </msub>
          <mo stretchy="false">∗</mo>
          <msup>
            <mfenced open="{" close="}">
              <msup>
                <mrow>
                  <mo stretchy="false">[</mo>
                  <mfrac>
                    <mn>1</mn>
                    <mo stretchy="false">Ω</mo>
                  </mfrac>
                  <mo stretchy="false">]</mo>
                </mrow>
                <mfrac>
                  <mn>1</mn>
                  <mi>m</mi>
                </mfrac>
              </msup>
            </mfenced>
            <mfrac>
              <mn>1</mn>
              <msub>
                <mi>b</mi>
                <mi>i</mi>
              </msub>
            </mfrac>
          </msup>
        </mrow>
      </mrow>
    </mrow>
    <annotation encoding="StarMath 5.0">%omega sub i' = %omega sub i * left lbrace{[{1 over %OMEGA}]^{{1 over {m}}}}right rbrace ^{{1 over {b sub i}}}</annotation>
  </semantics>
</math>
</file>

<file path=Object 3/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34/content.xml><?xml version="1.0" encoding="utf-8"?>
<math xmlns="http://www.w3.org/1998/Math/MathML">
  <semantics>
    <mover accent="true">
      <mi>Q</mi>
      <mo stretchy="false">⃗</mo>
    </mover>
    <annotation encoding="StarMath 5.0">vec Q </annotation>
  </semantics>
</math>
</file>

<file path=Object 35/content.xml><?xml version="1.0" encoding="utf-8"?>
<math xmlns="http://www.w3.org/1998/Math/MathML">
  <semantics>
    <mover accent="true">
      <mi>q</mi>
      <mo stretchy="false">⃗</mo>
    </mover>
    <annotation encoding="StarMath 5.0">vec q </annotation>
  </semantics>
</math>
</file>

<file path=Object 36/content.xml><?xml version="1.0" encoding="utf-8"?>
<math xmlns="http://www.w3.org/1998/Math/MathML">
  <semantics>
    <mover accent="true">
      <mi>q</mi>
      <mo stretchy="false">⃗</mo>
    </mover>
    <annotation encoding="StarMath 5.0">vec q </annotation>
  </semantics>
</math>
</file>

<file path=Object 37/content.xml><?xml version="1.0" encoding="utf-8"?>
<math xmlns="http://www.w3.org/1998/Math/MathML">
  <semantics>
    <mover accent="true">
      <mi>Q</mi>
      <mo stretchy="false">⃗</mo>
    </mover>
    <annotation encoding="StarMath 5.0">vec Q </annotation>
  </semantics>
</math>
</file>

<file path=Object 38/content.xml><?xml version="1.0" encoding="utf-8"?>
<math xmlns="http://www.w3.org/1998/Math/MathML">
  <semantics>
    <mover accent="true">
      <mi>q</mi>
      <mo stretchy="false">⃗</mo>
    </mover>
    <annotation encoding="StarMath 5.0">vec q </annotation>
  </semantics>
</math>
</file>

<file path=Object 39/content.xml><?xml version="1.0" encoding="utf-8"?>
<math xmlns="http://www.w3.org/1998/Math/MathML">
  <semantics>
    <mover accent="true">
      <mi>Q</mi>
      <mo stretchy="false">⃗</mo>
    </mover>
    <annotation encoding="StarMath 5.0">vec Q </annotation>
  </semantics>
</math>
</file>

<file path=Object 4/content.xml><?xml version="1.0" encoding="utf-8"?>
<math xmlns="http://www.w3.org/1998/Math/MathML">
  <semantics>
    <mtable>
      <mtr>
        <mtd>
          <mrow>
            <mrow>
              <msub>
                <mo stretchy="false">ω</mo>
                <mi>i</mi>
              </msub>
              <mo stretchy="false">=</mo>
              <mfrac>
                <msub>
                  <mi>q</mi>
                  <mi>i</mi>
                </msub>
                <msub>
                  <mi>q</mi>
                  <mrow>
                    <mi>i</mi>
                    <mo stretchy="false">−</mo>
                    <mn>1</mn>
                  </mrow>
                </msub>
              </mfrac>
            </mrow>
            <mi mathvariant="italic">for</mi>
            <mrow>
              <mi>i</mi>
              <mo stretchy="false">∈</mo>
              <mrow>
                <mo stretchy="false">[</mo>
                <mrow>
                  <mn>1,</mn>
                  <mrow>
                    <mi>n</mi>
                    <mo stretchy="false">−</mo>
                    <mn>1</mn>
                  </mrow>
                </mrow>
                <mo stretchy="false">]</mo>
              </mrow>
            </mrow>
          </mrow>
        </mtd>
      </mtr>
      <mtr>
        <mtd>
          <mrow>
            <msub>
              <mo stretchy="false">ω</mo>
              <mn>0</mn>
            </msub>
            <mo stretchy="false">=</mo>
            <mfrac>
              <msub>
                <mi>q</mi>
                <mn>0</mn>
              </msub>
              <msub>
                <mi>q</mi>
                <mrow>
                  <mi>n</mi>
                  <mo stretchy="false">−</mo>
                  <mn>1</mn>
                </mrow>
              </msub>
            </mfrac>
          </mrow>
        </mtd>
      </mtr>
    </mtable>
    <annotation encoding="StarMath 5.0">%omega sub i ={q sub i} over {q sub {i-1}} for i in [1,n-1]
newline 
 %omega sub 0 ={q sub 0} over {q sub {n-1}}</annotation>
  </semantics>
</math>
</file>

<file path=Object 40/content.xml><?xml version="1.0" encoding="utf-8"?>
<math xmlns="http://www.w3.org/1998/Math/MathML">
  <semantics>
    <mover accent="true">
      <mi>Q</mi>
      <mo stretchy="false">⃗</mo>
    </mover>
    <annotation encoding="StarMath 5.0">vec Q </annotation>
  </semantics>
</math>
</file>

<file path=Object 42/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43/content.xml><?xml version="1.0" encoding="utf-8"?>
<math xmlns="http://www.w3.org/1998/Math/MathML">
  <semantics>
    <mrow>
      <mrow>
        <msub>
          <mi>C</mi>
          <mn>1</mn>
        </msub>
        <mo stretchy="false">≤</mo>
        <msub>
          <mi>C</mi>
          <mn>2</mn>
        </msub>
      </mrow>
      <mo stretchy="false">⇔</mo>
      <mrow>
        <msub>
          <mo stretchy="false">Ω</mo>
          <mn>1</mn>
        </msub>
        <mo stretchy="false">≤</mo>
        <msub>
          <mo stretchy="false">Ω</mo>
          <mn>2</mn>
        </msub>
      </mrow>
    </mrow>
    <annotation encoding="StarMath 5.0">C sub 1 &lt;= C sub 2  dlrarrow %OMEGA sub 1 &lt;= %OMEGA sub 2</annotation>
  </semantics>
</math>
</file>

<file path=Object 44/content.xml><?xml version="1.0" encoding="utf-8"?>
<math xmlns="http://www.w3.org/1998/Math/MathML">
  <semantics>
    <mrow>
      <mrow>
        <msub>
          <mi>C</mi>
          <mn>1</mn>
        </msub>
        <mo stretchy="false">≤</mo>
        <msub>
          <mi>C</mi>
          <mn>2</mn>
        </msub>
      </mrow>
      <mo stretchy="false">⇔</mo>
      <mrow>
        <mrow>
          <msub>
            <mo stretchy="false">ω</mo>
            <mi mathvariant="italic">b1</mi>
          </msub>
          <mo stretchy="false">∗</mo>
          <msub>
            <mo stretchy="false">ω</mo>
            <mi mathvariant="italic">s1</mi>
          </msub>
        </mrow>
        <mo stretchy="false">≤</mo>
        <mrow>
          <msub>
            <mo stretchy="false">ω</mo>
            <mi mathvariant="italic">b2</mi>
          </msub>
          <mo stretchy="false">∗</mo>
          <msub>
            <mo stretchy="false">ω</mo>
            <mi mathvariant="italic">s2</mi>
          </msub>
        </mrow>
      </mrow>
    </mrow>
    <annotation encoding="StarMath 5.0">C sub 1 &lt;= C sub 2  
dlrarrow %omega sub b1 * %omega sub s1 &lt;= %omega sub b2 * %omega sub s2
</annotation>
  </semantics>
</math>
</file>

<file path=Object 45/content.xml><?xml version="1.0" encoding="utf-8"?>
<math xmlns="http://www.w3.org/1998/Math/MathML">
  <semantics>
    <mrow>
      <msub>
        <mo stretchy="false">ω</mo>
        <mi>b</mi>
      </msub>
      <mo stretchy="false">=</mo>
      <msub>
        <mi>p</mi>
        <mi>b</mi>
      </msub>
    </mrow>
    <annotation encoding="StarMath 5.0">%omega sub b = p sub b</annotation>
  </semantics>
</math>
</file>

<file path=Object 46/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47/content.xml><?xml version="1.0" encoding="utf-8"?>
<math xmlns="http://www.w3.org/1998/Math/MathML">
  <semantics>
    <mrow>
      <mrow>
        <msub>
          <mi>C</mi>
          <mn>1</mn>
        </msub>
        <mo stretchy="false">≤</mo>
        <msub>
          <mi>C</mi>
          <mn>2</mn>
        </msub>
      </mrow>
      <mo stretchy="false">⇔</mo>
      <mrow>
        <mfrac>
          <msub>
            <mi>p</mi>
            <mi mathvariant="italic">b1</mi>
          </msub>
          <msub>
            <mi>p</mi>
            <mi mathvariant="italic">s1</mi>
          </msub>
        </mfrac>
        <mo stretchy="false">≤</mo>
        <mfrac>
          <msub>
            <mi>p</mi>
            <mi mathvariant="italic">b2</mi>
          </msub>
          <msub>
            <mi>p</mi>
            <mi mathvariant="italic">s2</mi>
          </msub>
        </mfrac>
      </mrow>
    </mrow>
    <annotation encoding="StarMath 5.0">C sub 1 &lt;= C sub 2  
dlrarrow p sub b1 over p sub s1 &lt;= p sub b2 over p sub s2
</annotation>
  </semantics>
</math>
</file>

<file path=Object 48/content.xml><?xml version="1.0" encoding="utf-8"?>
<math xmlns="http://www.w3.org/1998/Math/MathML">
  <semantics>
    <mrow>
      <mrow>
        <mfrac>
          <mi>k</mi>
          <msub>
            <mi>p</mi>
            <mi mathvariant="italic">s1</mi>
          </msub>
        </mfrac>
        <mo stretchy="false">≤</mo>
        <mfrac>
          <mi>k</mi>
          <msub>
            <mi>p</mi>
            <mi mathvariant="italic">s2</mi>
          </msub>
        </mfrac>
      </mrow>
      <mo stretchy="false">⇔</mo>
      <mrow>
        <msub>
          <mi>p</mi>
          <mi mathvariant="italic">s2</mi>
        </msub>
        <mo stretchy="false">≤</mo>
        <msub>
          <mi>p</mi>
          <mi mathvariant="italic">s1</mi>
        </msub>
      </mrow>
    </mrow>
    <annotation encoding="StarMath 5.0">k over p sub s1 &lt;= k over p sub s2 dlrarrow p sub s2 &lt;= p sub s1
</annotation>
  </semantics>
</math>
</file>

<file path=Object 49/content.xml><?xml version="1.0" encoding="utf-8"?>
<math xmlns="http://www.w3.org/1998/Math/MathML">
  <semantics>
    <mrow>
      <mrow>
        <mfrac>
          <msub>
            <mi>p</mi>
            <mi mathvariant="italic">b1</mi>
          </msub>
          <mi>k</mi>
        </mfrac>
        <mo stretchy="false">≤</mo>
        <mfrac>
          <msub>
            <mi>p</mi>
            <mi mathvariant="italic">b2</mi>
          </msub>
          <mi>k</mi>
        </mfrac>
      </mrow>
      <mo stretchy="false">⇔</mo>
      <mrow>
        <msub>
          <mi>p</mi>
          <mi mathvariant="italic">b1</mi>
        </msub>
        <mo stretchy="false">≤</mo>
        <msub>
          <mi>p</mi>
          <mi mathvariant="italic">b2</mi>
        </msub>
      </mrow>
    </mrow>
    <annotation encoding="StarMath 5.0">p sub b1 over k &lt;= p sub b2 over k dlrarrow p sub b1 &lt;= p sub b2
</annotation>
  </semantics>
</math>
</file>

<file path=Object 5/content.xml><?xml version="1.0" encoding="utf-8"?>
<math xmlns="http://www.w3.org/1998/Math/MathML">
  <semantics>
    <mrow>
      <mrow>
        <mrow>
          <munderover>
            <mo stretchy="false">∏</mo>
            <mrow>
              <mi>i</mi>
              <mo stretchy="false">=</mo>
              <mn>0</mn>
            </mrow>
            <mrow>
              <mi>n</mi>
              <mo stretchy="false">−</mo>
              <mn>1</mn>
            </mrow>
          </munderover>
          <msub>
            <mo stretchy="false">ω</mo>
            <mi>i</mi>
          </msub>
        </mrow>
        <mo stretchy="false">=</mo>
        <mrow>
          <mfrac>
            <msub>
              <mi>q</mi>
              <mn>0</mn>
            </msub>
            <msub>
              <mi>q</mi>
              <mrow>
                <mi>n</mi>
                <mo stretchy="false">−</mo>
                <mn>1</mn>
              </mrow>
            </msub>
          </mfrac>
          <mo stretchy="false">∗</mo>
          <mrow>
            <munderover>
              <mo stretchy="false">∏</mo>
              <mrow>
                <mi>j</mi>
                <mo stretchy="false">=</mo>
                <mn>1</mn>
              </mrow>
              <mrow>
                <mi>n</mi>
                <mo stretchy="false">−</mo>
                <mn>1</mn>
              </mrow>
            </munderover>
            <mfrac>
              <msub>
                <mi>q</mi>
                <mi>i</mi>
              </msub>
              <msub>
                <mi>q</mi>
                <mrow>
                  <mi>i</mi>
                  <mo stretchy="false">−</mo>
                  <mn>1</mn>
                </mrow>
              </msub>
            </mfrac>
          </mrow>
        </mrow>
      </mrow>
      <mo stretchy="false">=</mo>
      <mn>1</mn>
    </mrow>
    <annotation encoding="StarMath 5.0">prod  from{i=0} to{n-1} {%omega sub i} = {q sub 0} over {q sub{ n-1}}  * prod from{j=1} to{n-1} {{q sub i} over {q sub{ i-1}} } = 1 </annotation>
  </semantics>
</math>
</file>

<file path=Object 6/content.xml><?xml version="1.0" encoding="utf-8"?>
<math xmlns="http://www.w3.org/1998/Math/MathML">
  <semantics>
    <mrow>
      <mi>p</mi>
      <mo stretchy="false">=</mo>
      <mfrac>
        <mi>m</mi>
        <mi>g</mi>
      </mfrac>
    </mrow>
    <annotation encoding="StarMath 5.0">p= m over g</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